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9872" calcext:value-type="float">
            <text:p>50.0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201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2336" calcext:value-type="float">
            <text:p>49.9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201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56" calcext:value-type="float">
            <text:p>49.8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201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6408" calcext:value-type="float">
            <text:p>49.7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8768" calcext:value-type="float">
            <text:p>49.57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3904" calcext:value-type="float">
            <text:p>49.5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201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7224" calcext:value-type="float">
            <text:p>49.4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201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2010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332" calcext:value-type="float">
            <text:p>49.4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2009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5952" calcext:value-type="float">
            <text:p>49.1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200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5848" calcext:value-type="float">
            <text:p>49.0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200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7936" calcext:value-type="float">
            <text:p>49.0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200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612" calcext:value-type="float">
            <text:p>48.9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200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6976" calcext:value-type="float">
            <text:p>48.9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200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200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2088" calcext:value-type="float">
            <text:p>49.4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200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200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1048" calcext:value-type="float">
            <text:p>48.7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1998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132" calcext:value-type="float">
            <text:p>48.6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199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8064" calcext:value-type="float">
            <text:p>48.5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199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199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9128" calcext:value-type="float">
            <text:p>48.6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199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199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5392" calcext:value-type="float">
            <text:p>48.4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199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199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9504" calcext:value-type="float">
            <text:p>48.6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199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7144" calcext:value-type="float">
            <text:p>48.7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198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8064" calcext:value-type="float">
            <text:p>48.5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198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6832" calcext:value-type="float">
            <text:p>48.5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198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198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198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0024" calcext:value-type="float">
            <text:p>48.9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198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5576" calcext:value-type="float">
            <text:p>49.1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198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198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198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7256" calcext:value-type="float">
            <text:p>51.1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197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7256" calcext:value-type="float">
            <text:p>51.1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197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4608" calcext:value-type="float">
            <text:p>50.5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197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197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412" calcext:value-type="float">
            <text:p>52.0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1975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2024" calcext:value-type="float">
            <text:p>53.5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507</text:p>
          </table:table-cell>
          <table:table-cell office:value-type="string" calcext:value-type="string">
            <text:p>195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6" meta:object-count="0"/>
    <meta:user-defined meta:name="AppVersion">3.0</meta:user-defined>
  </office:meta>
</office:document-meta>
</file>